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officeooo:rsid="00479f87" officeooo:paragraph-rsid="00479f87"/>
    </style:style>
    <style:style style:name="P4" style:family="paragraph" style:parent-style-name="Footnote">
      <style:text-properties officeooo:rsid="005b7bcb" officeooo:paragraph-rsid="005b7bcb"/>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margin-left="1.27cm" fo:margin-right="0cm" fo:text-indent="-1.27cm" style:auto-text-indent="false"/>
    </style:style>
    <style:style style:name="P7" style:family="paragraph" style:parent-style-name="Text_20_body">
      <style:text-properties officeooo:rsid="00082aeb" officeooo:paragraph-rsid="00082aeb"/>
    </style:style>
    <style:style style:name="P8" style:family="paragraph" style:parent-style-name="Text_20_body">
      <style:text-properties officeooo:rsid="000a33b2" officeooo:paragraph-rsid="0026cb5a"/>
    </style:style>
    <style:style style:name="P9" style:family="paragraph" style:parent-style-name="Text_20_body">
      <style:text-properties officeooo:rsid="000c38e2" officeooo:paragraph-rsid="000c38e2"/>
    </style:style>
    <style:style style:name="P10" style:family="paragraph" style:parent-style-name="Text_20_body">
      <style:text-properties officeooo:rsid="000c38e2" officeooo:paragraph-rsid="001c65ea"/>
    </style:style>
    <style:style style:name="P11" style:family="paragraph" style:parent-style-name="Text_20_body">
      <style:text-properties officeooo:rsid="000c586c" officeooo:paragraph-rsid="000c586c"/>
    </style:style>
    <style:style style:name="P12" style:family="paragraph" style:parent-style-name="Text_20_body">
      <style:paragraph-properties>
        <style:tab-stops>
          <style:tab-stop style:position="8.356cm"/>
        </style:tab-stops>
      </style:paragraph-properties>
      <style:text-properties officeooo:rsid="000d4655" officeooo:paragraph-rsid="000d4655"/>
    </style:style>
    <style:style style:name="P13" style:family="paragraph" style:parent-style-name="Text_20_body">
      <style:text-properties officeooo:rsid="00134949" officeooo:paragraph-rsid="00134949"/>
    </style:style>
    <style:style style:name="P14" style:family="paragraph" style:parent-style-name="Text_20_body">
      <style:text-properties officeooo:rsid="001c65ea" officeooo:paragraph-rsid="001c67c2"/>
    </style:style>
    <style:style style:name="P15" style:family="paragraph" style:parent-style-name="Text_20_body">
      <style:text-properties officeooo:paragraph-rsid="001d26e0"/>
    </style:style>
    <style:style style:name="P16" style:family="paragraph" style:parent-style-name="Text_20_body">
      <style:paragraph-properties>
        <style:tab-stops>
          <style:tab-stop style:position="8.356cm"/>
        </style:tab-stops>
      </style:paragraph-properties>
      <style:text-properties officeooo:rsid="00220677" officeooo:paragraph-rsid="00220677"/>
    </style:style>
    <style:style style:name="P17" style:family="paragraph" style:parent-style-name="Text_20_body">
      <style:paragraph-properties>
        <style:tab-stops>
          <style:tab-stop style:position="8.356cm"/>
        </style:tab-stops>
      </style:paragraph-properties>
      <style:text-properties officeooo:rsid="00220677" officeooo:paragraph-rsid="0022b115"/>
    </style:style>
    <style:style style:name="P18" style:family="paragraph" style:parent-style-name="Text_20_body">
      <style:paragraph-properties>
        <style:tab-stops>
          <style:tab-stop style:position="8.356cm"/>
        </style:tab-stops>
      </style:paragraph-properties>
      <style:text-properties officeooo:rsid="00220677" officeooo:paragraph-rsid="00479f87"/>
    </style:style>
    <style:style style:name="P19" style:family="paragraph" style:parent-style-name="Text_20_body">
      <style:text-properties officeooo:rsid="00254f94" officeooo:paragraph-rsid="00254f94"/>
    </style:style>
    <style:style style:name="P20" style:family="paragraph" style:parent-style-name="Text_20_body">
      <style:text-properties officeooo:rsid="002a3de8" officeooo:paragraph-rsid="002c72a6"/>
    </style:style>
    <style:style style:name="P21" style:family="paragraph" style:parent-style-name="Text_20_body">
      <style:text-properties officeooo:rsid="00303211" officeooo:paragraph-rsid="00303211"/>
    </style:style>
    <style:style style:name="P22" style:family="paragraph" style:parent-style-name="Text_20_body">
      <style:text-properties officeooo:rsid="002f340a" officeooo:paragraph-rsid="0026cb5a"/>
    </style:style>
    <style:style style:name="P23" style:family="paragraph" style:parent-style-name="Text_20_body">
      <style:text-properties officeooo:rsid="000c1ca1" officeooo:paragraph-rsid="000a33b2"/>
    </style:style>
    <style:style style:name="P24" style:family="paragraph" style:parent-style-name="Text_20_body">
      <style:text-properties fo:font-style="normal" officeooo:rsid="000c38e2" officeooo:paragraph-rsid="001c65ea" style:font-style-asian="normal" style:font-style-complex="normal"/>
    </style:style>
    <style:style style:name="P25" style:family="paragraph" style:parent-style-name="Text_20_body">
      <style:text-properties fo:font-style="normal" officeooo:rsid="000cb5e7" officeooo:paragraph-rsid="001c65ea" style:font-style-asian="normal" style:font-style-complex="normal"/>
    </style:style>
    <style:style style:name="P26" style:family="paragraph" style:parent-style-name="Text_20_body">
      <style:text-properties officeooo:rsid="001c67c2" officeooo:paragraph-rsid="003a3824"/>
    </style:style>
    <style:style style:name="P27"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28" style:family="paragraph" style:parent-style-name="Text_20_body">
      <style:text-properties officeooo:rsid="002da60f" officeooo:paragraph-rsid="0033c7b0"/>
    </style:style>
    <style:style style:name="P29" style:family="paragraph" style:parent-style-name="Text_20_body">
      <style:text-properties officeooo:rsid="0037265e" officeooo:paragraph-rsid="00453695"/>
    </style:style>
    <style:style style:name="P30" style:family="paragraph" style:parent-style-name="Text_20_body">
      <style:text-properties officeooo:rsid="003a9a26" officeooo:paragraph-rsid="003a9a26"/>
    </style:style>
    <style:style style:name="P31" style:family="paragraph" style:parent-style-name="Text_20_body">
      <style:paragraph-properties>
        <style:tab-stops>
          <style:tab-stop style:position="8.356cm"/>
        </style:tab-stops>
      </style:paragraph-properties>
      <style:text-properties officeooo:rsid="003ccee1" officeooo:paragraph-rsid="003da5e4"/>
    </style:style>
    <style:style style:name="P32" style:family="paragraph" style:parent-style-name="Text_20_body">
      <style:text-properties officeooo:paragraph-rsid="00457a5a"/>
    </style:style>
    <style:style style:name="P33" style:family="paragraph" style:parent-style-name="Text_20_body">
      <style:paragraph-properties>
        <style:tab-stops>
          <style:tab-stop style:position="8.356cm"/>
        </style:tab-stops>
      </style:paragraph-properties>
      <style:text-properties officeooo:rsid="0049a38d" officeooo:paragraph-rsid="0049a38d"/>
    </style:style>
    <style:style style:name="P34" style:family="paragraph" style:parent-style-name="Text_20_body">
      <style:text-properties officeooo:rsid="004aafd0" officeooo:paragraph-rsid="004aafd0"/>
    </style:style>
    <style:style style:name="P35" style:family="paragraph" style:parent-style-name="Title">
      <style:text-properties officeooo:rsid="00082aeb" officeooo:paragraph-rsid="00082aeb"/>
    </style:style>
    <style:style style:name="P36" style:family="paragraph" style:parent-style-name="Standard">
      <style:text-properties officeooo:rsid="00082aeb" officeooo:paragraph-rsid="00082aeb"/>
    </style:style>
    <style:style style:name="P37" style:family="paragraph" style:parent-style-name="Standard">
      <style:text-properties officeooo:rsid="004aafd0" officeooo:paragraph-rsid="004a24aa"/>
    </style:style>
    <style:style style:name="P38" style:family="paragraph" style:parent-style-name="Standard">
      <style:text-properties fo:color="#000000" style:font-name="Helvetica" fo:font-size="12pt" style:text-underline-style="none" officeooo:rsid="004a24aa" officeooo:paragraph-rsid="004a24aa" style:font-size-asian="12pt"/>
    </style:style>
    <style:style style:name="P39" style:family="paragraph" style:parent-style-name="Text_20_body">
      <style:text-properties officeooo:rsid="0038358c" officeooo:paragraph-rsid="003a3824"/>
    </style:style>
    <style:style style:name="P40" style:family="paragraph" style:parent-style-name="Heading_20_1">
      <style:text-properties officeooo:rsid="000a33b2" officeooo:paragraph-rsid="000a33b2"/>
    </style:style>
    <style:style style:name="P41" style:family="paragraph" style:parent-style-name="Heading_20_1">
      <style:text-properties officeooo:rsid="002a3de8" officeooo:paragraph-rsid="002a3de8"/>
    </style:style>
    <style:style style:name="P42" style:family="paragraph" style:parent-style-name="Heading_20_1">
      <style:text-properties fo:font-style="normal" officeooo:rsid="000c38e2" officeooo:paragraph-rsid="001c65ea" style:font-style-asian="normal" style:font-style-complex="normal"/>
    </style:style>
    <style:style style:name="P43" style:family="paragraph" style:parent-style-name="Heading_20_1">
      <style:text-properties fo:font-style="normal" officeooo:rsid="000c38e2" officeooo:paragraph-rsid="000c38e2" style:font-style-asian="normal" style:font-style-complex="normal"/>
    </style:style>
    <style:style style:name="P44" style:family="paragraph" style:parent-style-name="Heading_20_1">
      <style:text-properties officeooo:rsid="000c586c" officeooo:paragraph-rsid="000c586c"/>
    </style:style>
    <style:style style:name="P45" style:family="paragraph" style:parent-style-name="Heading_20_1">
      <style:text-properties officeooo:rsid="0016d393" officeooo:paragraph-rsid="0016d393"/>
    </style:style>
    <style:style style:name="P46" style:family="paragraph" style:parent-style-name="Heading_20_1">
      <style:text-properties officeooo:rsid="000c38e2" officeooo:paragraph-rsid="000c38e2"/>
    </style:style>
    <style:style style:name="T1" style:family="text">
      <style:text-properties fo:color="#000000" style:font-name="Helvetica" fo:font-size="12pt" style:text-underline-style="none" style:font-size-asian="12pt"/>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style:font-name="Helvetica" fo:font-size="12pt" fo:font-style="normal" officeooo:rsid="002be3a6" style:font-size-asian="12pt" style:font-style-asian="normal"/>
    </style:style>
    <style:style style:name="T6" style:family="text">
      <style:text-properties fo:color="#000000" style:font-name="Times New Roman"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officeooo:rsid="00099700" style:font-style-asian="italic" style:font-style-complex="italic"/>
    </style:style>
    <style:style style:name="T9" style:family="text">
      <style:text-properties fo:font-style="italic" officeooo:rsid="00101006" style:font-style-asian="italic" style:font-style-complex="italic"/>
    </style:style>
    <style:style style:name="T10" style:family="text">
      <style:text-properties fo:font-style="italic" officeooo:rsid="001167ec" style:font-style-asian="italic" style:font-style-complex="italic"/>
    </style:style>
    <style:style style:name="T11" style:family="text">
      <style:text-properties fo:font-style="italic" officeooo:rsid="000d4655" style:font-style-asian="italic" style:font-style-complex="italic"/>
    </style:style>
    <style:style style:name="T12" style:family="text">
      <style:text-properties fo:font-style="italic" officeooo:rsid="002be3a6" style:font-style-asian="italic" style:font-style-complex="italic"/>
    </style:style>
    <style:style style:name="T13" style:family="text">
      <style:text-properties fo:font-style="italic" officeooo:rsid="002c72a6" style:font-style-asian="italic" style:font-style-complex="italic"/>
    </style:style>
    <style:style style:name="T14" style:family="text">
      <style:text-properties fo:font-style="italic" officeooo:rsid="003a3824"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c435f" style:font-style-asian="normal" style:font-style-complex="normal"/>
    </style:style>
    <style:style style:name="T17" style:family="text">
      <style:text-properties fo:font-style="normal" officeooo:rsid="000c586c" style:font-style-asian="normal" style:font-style-complex="normal"/>
    </style:style>
    <style:style style:name="T18" style:family="text">
      <style:text-properties fo:font-style="normal" officeooo:rsid="000cb5e7" style:font-style-asian="normal" style:font-style-complex="normal"/>
    </style:style>
    <style:style style:name="T19" style:family="text">
      <style:text-properties fo:font-style="normal" officeooo:rsid="0019ec00" style:font-style-asian="normal" style:font-style-complex="normal"/>
    </style:style>
    <style:style style:name="T20" style:family="text">
      <style:text-properties fo:font-style="normal" officeooo:rsid="001bebce" style:font-style-asian="normal" style:font-style-complex="normal"/>
    </style:style>
    <style:style style:name="T21" style:family="text">
      <style:text-properties fo:font-style="normal" officeooo:rsid="002be3a6" style:font-style-asian="normal" style:font-style-complex="normal"/>
    </style:style>
    <style:style style:name="T22" style:family="text">
      <style:text-properties fo:font-style="normal" officeooo:rsid="002c72a6" style:font-style-asian="normal" style:font-style-complex="normal"/>
    </style:style>
    <style:style style:name="T23" style:family="text">
      <style:text-properties fo:font-style="normal" officeooo:rsid="002da60f" style:font-style-asian="normal" style:font-style-complex="normal"/>
    </style:style>
    <style:style style:name="T24" style:family="text">
      <style:text-properties fo:font-style="normal" officeooo:rsid="005b7bcb" style:font-style-asian="normal" style:font-style-complex="normal"/>
    </style:style>
    <style:style style:name="T25" style:family="text">
      <style:text-properties fo:font-style="normal" officeooo:rsid="005e3035" style:font-style-asian="normal" style:font-style-complex="normal"/>
    </style:style>
    <style:style style:name="T26" style:family="text">
      <style:text-properties officeooo:rsid="0015213a"/>
    </style:style>
    <style:style style:name="T27" style:family="text">
      <style:text-properties officeooo:rsid="0016d393"/>
    </style:style>
    <style:style style:name="T28" style:family="text">
      <style:text-properties officeooo:rsid="001c67c2"/>
    </style:style>
    <style:style style:name="T29" style:family="text">
      <style:text-properties officeooo:rsid="001fdbb2"/>
    </style:style>
    <style:style style:name="T30" style:family="text">
      <style:text-properties officeooo:rsid="00254f94"/>
    </style:style>
    <style:style style:name="T31" style:family="text">
      <style:text-properties officeooo:rsid="0026cb5a"/>
    </style:style>
    <style:style style:name="T32" style:family="text">
      <style:text-properties officeooo:rsid="00286e02"/>
    </style:style>
    <style:style style:name="T33" style:family="text">
      <style:text-properties officeooo:rsid="002da60f"/>
    </style:style>
    <style:style style:name="T34" style:family="text">
      <style:text-properties officeooo:rsid="0030bee2"/>
    </style:style>
    <style:style style:name="T35" style:family="text">
      <style:text-properties officeooo:rsid="0037265e"/>
    </style:style>
    <style:style style:name="T36" style:family="text">
      <style:text-properties officeooo:rsid="0038f511"/>
    </style:style>
    <style:style style:name="T37" style:family="text">
      <style:text-properties officeooo:rsid="003a2e59"/>
    </style:style>
    <style:style style:name="T38" style:family="text">
      <style:text-properties officeooo:rsid="003a3824"/>
    </style:style>
    <style:style style:name="T39" style:family="text">
      <style:text-properties officeooo:rsid="003bc055"/>
    </style:style>
    <style:style style:name="T40" style:family="text">
      <style:text-properties officeooo:rsid="003da5e4"/>
    </style:style>
    <style:style style:name="T41" style:family="text">
      <style:text-properties style:font-name="Times New Roman" fo:font-size="10pt" style:font-size-asian="10pt" style:font-size-complex="10pt"/>
    </style:style>
    <style:style style:name="T42" style:family="text">
      <style:text-properties officeooo:rsid="00453695"/>
    </style:style>
    <style:style style:name="T43" style:family="text">
      <style:text-properties officeooo:rsid="00457a5a"/>
    </style:style>
    <style:style style:name="T44" style:family="text">
      <style:text-properties officeooo:rsid="00463daf"/>
    </style:style>
    <style:style style:name="T45" style:family="text">
      <style:text-properties officeooo:rsid="00479f87"/>
    </style:style>
    <style:style style:name="T46" style:family="text">
      <style:text-properties officeooo:rsid="00481976"/>
    </style:style>
    <style:style style:name="T47" style:family="text">
      <style:text-properties officeooo:rsid="005b7b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hotographic Chemicals</text:p>
      <text:p text:style-name="P19">Working in a science museum and caring for a photography collection exposed me to <text:span text:style-name="T44">a number of questions about</text:span> photographic chemicals, because they were often perceived as problematic by widows and children clearing out a deceased <text:span text:style-name="T44">amateur</text:span> photographer's stash. Were the<text:span text:style-name="T44">se chemicals</text:span> still useful to anyone? Were they poisonous? Would <text:span text:style-name="T35">the museum</text:span> collect them? What should they do with them? <text:span text:style-name="T44">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31">framed my approach to this chapter. </text:span></text:p>
      <text:h text:style-name="P40" text:outline-level="1">Why am I looking at this?</text:h>
      <text:p text:style-name="P22">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37">domestic</text:span> darkrooms. This chapter is not the place to attempt to cover everything related to this practice, but developing photographs is an interesting scenario to examine when considering users of chemicals in the home. <text:s/></text:p>
      <text:p text:style-name="P8">The development of ones own photographs, instead of sending them to a <text:span text:style-name="T37">mass production</text:span> outfit, has generally been considered 'technical' photography, <text:span text:style-name="T30">which as it was </text:span>practiced by men and <text:span text:style-name="T30">thought </text:span>unappealing to women, <text:span text:style-name="T30">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span text:style-name="T37">In addition to the documentary sources used in other chapters, I will also draw upon The Hardman's House, which belonged to a married couple, Chambre and Margaret Hardman who as professional photographers ran a portrait studio there and made it their home. The property is described as a 1950s time capsule. In this house, photography and photographic processing was an activity pursued by both, so the idea that it was a sharply demarcated gendered activity is immediately challenged. </text:span></text:p>
      <text:h text:style-name="P40" text:outline-level="1">Why does this matter?</text:h>
      <text:p text:style-name="P23">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text:soft-page-break/>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41" text:outline-level="1">What resources will be used to investigate this?</text:h>
      <text:p text:style-name="P20">Similarly to the methods used for other chapters, specialist magazines such as <text:span text:style-name="T13">The </text:span><text:span text:style-name="T7">Amateur Photographer</text:span><text:span text:style-name="T15">, instructional books as well as references to photographic chemicals found in newspapers and government discussions will form the basis </text:span><text:span text:style-name="T21">of the content</text:span><text:span text:style-name="T15">, supplemented by user memories obtained through oral history recordings. </text:span></text:p>
      <text:p text:style-name="P20"><text:span text:style-name="T21">Dave Kenyon has written about the consistency of content in weekly magazine </text:span><text:span text:style-name="T12">The Amateur Photographer</text:span><text:span text:style-name="T21"> when he sampled </text:span><text:span text:style-name="T22">1930s</text:span><text:span text:style-name="T21">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22">Kenyon identified photography as part of the 1930s wave of consumerism for the lower middle classes, </text:span><text:span text:style-name="T23">and justified the consumer focus of the magazine</text:span><text:span text:style-name="T22">.</text:span><text:span text:style-name="T21"><text:note text:id="ftn1" text:note-class="footnote"><text:note-citation>1</text:note-citation><text:note-body><text:p text:style-name="P6"><text:span text:style-name="T2">Kenyon, Dave. </text:span><text:span text:style-name="T3">Inside Amateur Photography</text:span><text:span text:style-name="T4">. Batsford Cultural Studies, 1992. </text:span><text:span text:style-name="T5">p65-66</text:span></text:p><text:p text:style-name="P5"/></text:note-body></text:note></text:span><text:span text:style-name="T21"> </text:span></text:p>
      <text:h text:style-name="P42" text:outline-level="1">Which chemicals are we talking about?</text:h>
      <text:p text:style-name="P24">Flash powder = </text:p>
      <text:p text:style-name="P24">hypo = </text:p>
      <text:p text:style-name="P25">cyanide </text:p>
      <text:p text:style-name="P10"/>
      <text:h text:style-name="P44" text:outline-level="1">Who developed photographs at home?</text:h>
      <text:p text:style-name="P11">While instruction manuals and magazines portrayed a domestic darkroom as being not necessarily being permanently static, large or expensive, in an attempt to encourage more photographers to try developing their photographs at home, it remained a minority activity. This added layer of complexity, <text:span text:style-name="T30">which increased creative scope beyond composition and lighting,</text:span> no doubt added attraction to some photographers, but to many others it did not. </text:p>
      <text:p text:style-name="P11">Sending off one's photographs to be developed meant that there was a certain level of censorship involved in the subject matter. <text:span text:style-name="T32">Hanna wrote of this self-censorship with respect to the complete absence of snapshot photographs of a same-sex life partner, contrasted to the use of photographs made to frame and present previous heterosexual relationships. Would developing her own photographs allowed the photographer th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text:span><text:soft-page-break/><text:span text:style-name="T32">censor. </text:span>Those <text:span text:style-name="T32">photographers </text:span>who developed at home did not have to concern themselves with the eyes of others, and coupled with the <text:span text:style-name="T30">regularity</text:span> <text:span text:style-name="T30">that</text:span> artful nude studies <text:span text:style-name="T30">were </text:span>printed in photographic magazines, this lent home developers as a group of users an air of seediness. Not all of those photographs would have been so tasteful. </text:p>
      <text:p text:style-name="P29">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42">which they named the Barnston darkroom, </text:span>upstairs near their living quarters that they used <text:span text:style-name="T42">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42">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45" text:outline-level="1">Using photographic chemicals at home</text:h>
      <text:p text:style-name="P14">Developing photographs needed a dedicated space, at least temporarily dedicated, if not a permanently set up dark space. Clean running water was <text:span text:style-name="T35">desirable, but not </text:span>a requirement, and diagrams of rigs that would fit over baths <text:span text:style-name="T28">or utility room sinks, </text:span>then could be packed away were published along with more more <text:span text:style-name="T35">permanent</text:span> installations. <text:span text:style-name="T28">This awareness of the users' different needs by hobby m</text:span>agazines and <text:span text:style-name="T28">authors of </text:span>manuals <text:span text:style-name="T28">who </text:span>carried plans for a variety of set ups that <text:span text:style-name="T38">could</text:span> <text:span text:style-name="T28">be</text:span> follow<text:span text:style-name="T28">ed</text:span> or adapt<text:span text:style-name="T28">ed</text:span> according to the <text:span text:style-name="T38">available domestic </text:span>space, <text:span text:style-name="T28">came about through letters either requesting such details or sharing information on pared down, portable arrangements that home developers had created themselves. </text:span></text:p>
      <text:p text:style-name="P26">As well as the space and equipment to develop the photographs, a place to weigh out chemicals, or make dilutions was needed, as well as a place to store all the requisite bottles, mixtures and powders. Cleanliness was very important, so the usability of the space sought for making up developing solutions was described in terms of being able to wipe down and clear up any spills, to avoid contamination or spoiling.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37">similarly</text:span> with limited purposes related to becoming clean, their inherently dirty processes left unspoken. </text:p>
      <text:p text:style-name="P39">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p>
      <text:p text:style-name="P15"><text:span text:style-name="T36">One author of a practical photography manual described how the airing cupboard, to his mind, </text:span><text:soft-page-break/><text:span text:style-name="T36">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36"><text:note text:id="ftn2" text:note-class="footnote"><text:note-citation>2</text:note-citation><text:note-body><text:p text:style-name="Footnote"/></text:note-body></text:note></text:span><text:span text:style-name="T36">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With their permanent darkrooms, the Hardman's stored all their chemicals in there, photographic chemicals did not encroach on other domestic spaces. However, domestic items did get stored in the private darkroom, as demonstrated by the bottles of preserved fruit on the shelves under the processing sinks. </text:span></text:p>
      <text:p text:style-name="P13">In 1944, Amateur Photographer carried an article on making a home made chemical balance. <text:span text:style-name="T27">I</text:span>t opened with a statement that indicated their view of how people used photographic chemicals at home. "Many keen amateurs although they delight in carrying out their own processing never dream of weighing out and making up their own solutions."<text:note text:id="ftn3" text:note-class="footnote"><text:note-citation>3</text:note-citation><text:note-body><text:p text:style-name="P6"><text:span text:style-name="T2">"A Home Made Chemical Balance." </text:span><text:span text:style-name="T3">Amateur Photographer</text:span><text:span text:style-name="T4">, May 1944, 71.</text:span></text:p></text:note-body></text:note> This sentence suggests that <text:span text:style-name="T26">kits, or ready made concentrated solutions which the user diluted as appropriate were the main way that the chemicals were interacted with, rather directly buying and weighing out the individual chemical constituents. This is very different to the impression given by Shearcroft's manual, containing chapters of detailed information on weighing out and mixing up solutions, and possibly demonstrates the disjunction between what was advised and what actually happened, or simply that since Shearcroft was published, practices had moved on.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46" text:outline-level="1">Where were photographic chemicals available?</text:h>
      <text:p text:style-name="P9">Chemists and photographic dealers were where these chemicals could be purchased. <text:span text:style-name="T7">Could they also be mail order?</text:span><text:span text:style-name="T15"> These chemicals, at least in the purities specified and required for satisfactory results, were only available from specialist retailers, they were not on offer at more general stores such as grocers, ironmongers or supermarkets. </text:span><text:span text:style-name="T9">What about Woolworths? Perhaps this is where kits come in – don't need specialist sales advice or handling/ storage? </text:span><text:span text:style-name="T10">Packaging total substitute for sales people who would have previously given advice, packaged, assured quality. </text:span><text:span text:style-name="T15">Photographic chemicals were also heavily branded from early on in the history of photography. </text:span><text:span text:style-name="T18">Shearcroft urged his audience of 'practical chemists' to "BUY NOTHING BUT BRANDED CHEMICALS".</text:span><text:span text:style-name="T18"><text:note text:id="ftn4" text:note-class="footnote"><text:note-citation>4</text:note-citation><text:note-body><text:p text:style-name="Footnote"/></text:note-body></text:note></text:span><text:span text:style-name="T18"> The emphasis in i</text:span><text:span text:style-name="T15">nstruction manuals, </text:span><text:span text:style-name="T18">such as Shearcroft's,</text:span><text:span text:style-name="T15"> </text:span><text:span text:style-name="T18">on </text:span><text:span text:style-name="T15">purity </text:span><text:span text:style-name="T18">and thus on </text:span><text:span text:style-name="T16">branded products, </text:span><text:span text:style-name="T18">was directed so that the user could</text:span><text:span text:style-name="T16"> be sure they got what they needed </text:span><text:span text:style-name="T18">and </text:span><text:span text:style-name="T16">avoid</text:span><text:span text:style-name="T18">ed</text:span><text:span text:style-name="T16"> </text:span><text:span text:style-name="T17">disappointment</text:span><text:span text:style-name="T16"> with poor quality, but perhaps more readily available, substitutes. </text:span><text:span text:style-name="T19">He gave the example of sodium </text:span><text:soft-page-break/><text:span text:style-name="T19">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20">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30">The Hardmans chemical cabinets display rows of bottles from photographic chemical specialists Johnsons of Hendon and Kodak, <text:span text:style-name="T39">local chemists such as Clay &amp; Abraham on nearby Bold St (where they purchased many of the lotions and medications stored in their medicine cabinets)</text:span> as well as <text:span text:style-name="T39">chemical companies who did not specialise in photographic supplies</text:span>, such as A. Gallenkamp &amp; Company. <text:span text:style-name="T45">Their</text:span></text:p>
      <text:h text:style-name="P43" text:outline-level="1">What dangers, if any, are associated with storing or using them?</text:h>
      <text:p text:style-name="P12">Shearcroft stresses using dedicated equipment, not reused from kitchen duty and certainly not "chemically filthy" hands.<text:note text:id="ftn5" text:note-class="footnote"><text:note-citation>5</text:note-citation><text:note-body><text:p text:style-name="Footnote"/></text:note-body></text:note> However, this is all with an eye to achieving <text:span text:style-name="T27">the best possible</text:span> results, rather than ensuring the comfort or safety of user (and those he shared the domestic space with). <text:span text:style-name="T29">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Although particular types of bottle, Winchesters, are recommended to be obtained from chemists, it is entirely possible that bottles available domestically were reused, especially for smaller volumes, if the user could be sure about cleanliness and lack of contamination. Clear labelling would also prevent mistaking the contents for beverages. </text:span></text:p>
      <text:p text:style-name="P18"><text:span text:style-name="T43">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43"><text:note text:id="ftn6" text:note-class="footnote"><text:note-citation>6</text:note-citation><text:note-body><text:p text:style-name="P3">Jayon, 1981. "Dangers in the Dark"</text:p></text:note-body></text:note></text:span><text:span text:style-name="T43"> methods of safe handling and use of</text:span> these chemicals <text:span text:style-name="T45">are</text:span> generally not discussed in manuals from the 1930s to the 1960s. <text:span text:style-name="T45">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46">not smoke, eat or drink in the darkroom, to</text:span> wash <text:span text:style-name="T46">one's </text:span>hand<text:span text:style-name="T46">s well</text:span>, but these are all dealt with in terms of obtaining decent photographic results.</text:p>
      <text:p text:style-name="P33">Despite this seemingly laissez-faire attitude in instructional books, the manufacturers of photographic chemicals were interested in their users' safety. This can be demonstrated by the <text:span text:style-name="T47">availability of company representatives to advise by telephone or letter, as well as to learn from their users' actions and to feed back any relevant findings to improve warnings to other users. This </text:span><text:soft-page-break/><text:span text:style-name="T47">is especially relevant when experimental or creative users mix media, causing unanticipated chemical reactions.</text:span><text:span text:style-name="T47"><text:note text:id="ftn7" text:note-class="footnote"><text:note-citation>7</text:note-citation><text:note-body><text:p text:style-name="P4">Fulks, Michael "Is your darkroom safe?"</text:p></text:note-body></text:note></text:span></text:p>
      <text:p text:style-name="P17">In the 1970s, evidence of <text:span text:style-name="T43">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38">Margaret Hardman's life was ended in 1970, when she was 61, by breast cancer, </text:span><text:span text:style-name="T14">is there any mention of any pondered connection in any of the documents? </text:span><text:span text:style-name="T24">The collection of interviews conducted for the British Library's Oral History of British Photography documents experiences of cancers and leukaemia, but although some artists attributed their susceptibility to disease to long hours and hard work, </text:span><text:span text:style-name="T25">photographic </text:span><text:span text:style-name="T24">chemical exposure does not seem to have been </text:span><text:span text:style-name="T25">singled out as a contributory or</text:span><text:span text:style-name="T24"> </text:span><text:span text:style-name="T25">aggravating</text:span><text:span text:style-name="T24"> problem.</text:span></text:p>
      <text:p text:style-name="P31">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8" text:note-class="footnote"><text:note-citation>8</text:note-citation><text:note-body><text:p text:style-name="Footnote"/></text:note-body></text:note> Indeed, <text:span text:style-name="T40">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9" text:note-class="footnote"><text:note-citation>9</text:note-citation><text:note-body><text:p text:style-name="Footnote"><text:span text:style-name="T6">Jayon, Bill. "Dangers in the Dark." <text:s/></text:span><text:span text:style-name="T41">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40">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27">Would this be anything to do with the masculinity and invincibility of young men? If more women were pursing this hobby, would there have been a different emphasis on personal health effects? </text:p>
      <text:p text:style-name="P16"><text:s/><text:span text:style-name="T11">Was this danger removed or reduced by the development of kits or readymade solutions?</text:span></text:p>
      <text:h text:style-name="P43" text:outline-level="1">Are these dangers related to their withdrawal/ restriction or concealment?</text:h>
      <text:p text:style-name="P9">Where there any public calls for action? <text:span text:style-name="T7">No? useful to compare to other chemicals where people did </text:span><text:soft-page-break/><text:span text:style-name="T7">feel outraged that they were available. </text:span><text:span text:style-name="T15">Why, when these chemicals could be misused with fatal consequences, was there not any public concern? Could this be to do with the perception of the users themselves, ie nerdy, not a threat, hobbyists? What about the list of prohibited chemicals re sabotage? </text:span></text:p>
      <text:p text:style-name="P9">Could it be that the number of people requiring the chemicals was so low as to be unprofitable to continue? Is this a supply and demand problem? </text:p>
      <text:p text:style-name="P21">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34">This shows that it is not simply the availability of chemicals that is a factor, but also the suitability of films for amateur processing methods. </text:span></text:p>
      <text:p text:style-name="P28">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documents that I saw nor was any further information offered about the prevalence of its normal use, or the likelihood of it being used by a saboteur who had so many products to choose from. </text:p>
      <text:p text:style-name="P32"><text:span text:style-name="T33">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8">When was flash powder in use? Suspect that it </text:span><text:soft-page-break/><text:span text:style-name="T8">was early only. Bulbs in use by 30s, but only replacing flash powder by 1950s.</text:span><text:span text:style-name="T8"><text:note text:id="ftn10" text:note-class="footnote"><text:note-citation>10</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8"> </text:span></text:p>
      <text:p text:style-name="P7"/>
      <text:p text:style-name="P7"/>
      <text:p text:style-name="P7"/>
      <text:p text:style-name="P7"/>
      <text:p text:style-name="P36"><text:span text:style-name="T1">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1"><text:note text:id="ftn11" text:note-class="footnote"><text:note-citation>11</text:note-citation><text:note-body><text:p text:style-name="P6"><text:span text:style-name="T2">Hanna, Erika. "Reading Irish Women's Lives in Photograph Albums." </text:span><text:span text:style-name="T3">Cultural &amp; Social History </text:span><text:span text:style-name="T4">11, no. 1 (2014): 89-109.</text:span></text:p><text:p text:style-name="P5"/></text:note-body></text:note></text:span><text:span text:style-name="T1"> </text:span></text:p>
      <text:p text:style-name="P36"/>
      <text:p text:style-name="P38">Photographic Chemicals and how to make them.</text:p>
      <text:p text:style-name="P38">W. TAYLOR, (Photographer)</text:p>
      <text:p text:style-name="P38">London : Iliffe &amp; Sons, [1904]</text:p>
      <text:p text:style-name="P3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8-06T14:31:56.590445000</dc:date>
    <meta:editing-duration>P5DT11H19M42S</meta:editing-duration>
    <meta:editing-cycles>39</meta:editing-cycles>
    <meta:generator>LibreOffice/4.2.4.2$MacOSX_x86 LibreOffice_project/63150712c6d317d27ce2db16eb94c2f3d7b699f8</meta:generator>
    <meta:document-statistic meta:table-count="0" meta:image-count="0" meta:object-count="0" meta:page-count="8" meta:paragraph-count="53" meta:word-count="3942" meta:character-count="25092" meta:non-whitespace-character-count="21170"/>
  </office:meta>
</office:document-meta>
</file>